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b3b3b3" draw:textarea-horizontal-align="right" draw:textarea-vertical-align="top" draw:auto-grow-height="false"/>
    </style:style>
    <style:style style:name="gr2" style:family="graphic" style:parent-style-name="standard">
      <style:graphic-properties draw:fill-color="#e6e6e6" draw:textarea-horizontal-align="justify" draw:textarea-vertical-align="top" draw:auto-grow-height="false" fo:min-height="0cm" fo:min-width="0cm" fo:wrap-option="wrap"/>
    </style:style>
    <style:style style:name="gr3" style:family="graphic" style:parent-style-name="standard">
      <style:graphic-properties draw:fill-color="#ff9966" draw:textarea-horizontal-align="justify" draw:textarea-vertical-align="middle" draw:auto-grow-height="false" fo:min-height="0cm" fo:min-width="0cm" fo:wrap-option="wrap"/>
    </style:style>
    <style:style style:name="gr4" style:family="graphic" style:parent-style-name="standard">
      <style:graphic-properties svg:stroke-width="0.05cm" svg:stroke-color="#000000" draw:marker-start-width="0.28cm" draw:marker-end-width="0.28cm" draw:fill-color="#ff6633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color="#000000" draw:fill-color="#ff3333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cm" svg:height="18.3cm" svg:x="5.4cm" svg:y="4.9cm">
          <text:p text:style-name="P1"><text:span text:style-name="T1">OclEnv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634cm" svg:height="6.348cm" svg:x="6.047cm" svg:y="6.136cm">
          <text:p text:style-name="P3"><text:span text:style-name="T2">self::INIT(max_devic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8.484cm" svg:height="1.462cm" svg:x="6.55cm" svg:y="8.4cm">
          <text:p text:style-name="P5"><text:span text:style-name="T3">vector&lt;cl::Device&gt; (max_devices)</text:span><text:span text:style-name="T3"><text:line-break/></text:span><text:span text:style-name="T3">(device type GPU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8.483cm" svg:height="1.485cm" svg:x="6.55cm" svg:y="10.491cm">
          <text:p text:style-name="P5"><text:span text:style-name="T3">vector&lt;cl::CommandQueue&gt; (max_devic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6cm" svg:height="0.6cm" svg:x="9.9cm" svg:y="9.9cm">
          <text:p/>
          <draw:enhanced-geometry svg:viewBox="0 0 21600 21600" draw:text-areas="?f0 0 ?f2 ?f5" draw:type="down-arrow" draw:modifiers="9667.88685524126 7420.362273579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5" draw:layer="layout" svg:width="8.484cm" svg:height="0.989cm" svg:x="6.549cm" svg:y="7.272cm">
          <text:p text:style-name="P5"><text:span text:style-name="T3">cl::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9.634cm" svg:height="9.4cm" svg:x="6.1cm" svg:y="13cm">
          <text:p text:style-name="P3"><text:span text:style-name="T2">Calculate and Alloc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79cm" svg:height="3.5cm" svg:x="15.8cm" svg:y="15.9cm">
          <text:p text:style-name="P6"><text:span text:style-name="T2">SampleManager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xml:id="id2" draw:id="id2" draw:layer="layout" svg:width="3.09cm" svg:height="3.5cm" svg:x="1.11cm" svg:y="12.9cm">
          <text:p text:style-name="P6"><text:span text:style-name="T2">thread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6" draw:layer="layout" draw:line-skew="-0.275cm" svg:x1="6.55cm" svg:y1="11.233cm" svg:x2="4.2cm" svg:y2="14.65cm" draw:start-shape="id1" draw:start-glue-point="3" draw:end-shape="id2" svg:d="m6550 11233h-1450v3417h-900" svg:viewBox="0 0 2351 3418">
          <text:p/>
        </draw:connector>
        <draw:custom-shape draw:style-name="gr3" draw:text-style-name="P5" xml:id="id3" draw:id="id3" draw:layer="layout" svg:width="8.483cm" svg:height="1.71cm" svg:x="6.549cm" svg:y="14.69cm">
          <text:p text:style-name="P5"><text:span text:style-name="T3">Remaining GPU Memory</text:span></text:p>
          <text:p text:style-name="P5"><text:span text:style-name="T3">(“mem_risk”, BPX data siz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8.483cm" svg:height="2.511cm" svg:x="6.548cm" svg:y="16.789cm">
          <text:p text:style-name="P4"><text:span text:style-name="T2">Allocate cl::Buffers</text:span></text:p>
          <text:p text:style-name="P4"><text:span text:style-name="T2">for Static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8.483cm" svg:height="1.485cm" svg:x="6.549cm" svg:y="19.966cm">
          <text:p text:style-name="P5"><text:span text:style-name="T3">vector&lt;cl::CommandQueue&gt; (max_devic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6cm" svg:height="0.675cm" svg:x="9.899cm" svg:y="19.3cm">
          <text:p/>
          <draw:enhanced-geometry svg:viewBox="0 0 21600 21600" draw:text-areas="?f0 0 ?f2 ?f5" draw:type="down-arrow" draw:modifiers="9667.88685524126 7420.362273579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6" draw:text-style-name="P6" draw:layer="layout" draw:line-skew="-0.275cm" svg:x1="6.549cm" svg:y1="15.545cm" svg:x2="4.2cm" svg:y2="14.65cm" draw:start-shape="id3" draw:start-glue-point="3" draw:end-shape="id2" draw:end-glue-point="1" svg:d="m6549 15545h-1449v-895h-900" svg:viewBox="0 0 2350 896">
          <text:p/>
        </draw:connector>
        <draw:connector draw:style-name="gr6" draw:text-style-name="P6" draw:layer="layout" draw:line-skew="-0.274cm" svg:x1="6.548cm" svg:y1="18.044cm" svg:x2="4.2cm" svg:y2="14.65cm" draw:start-shape="id4" draw:start-glue-point="3" draw:end-shape="id2" draw:end-glue-point="1" svg:d="m6548 18044h-1448v-3394h-900" svg:viewBox="0 0 2349 33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in-user </meta:initial-creator>
    <meta:creation-date>2014-01-07T19:44:28</meta:creation-date>
    <dc:date>2014-04-07T13:59:22</dc:date>
    <dc:creator>main-user </dc:creator>
    <meta:editing-duration>PT59M47S</meta:editing-duration>
    <meta:editing-cycles>14</meta:editing-cycles>
    <meta:generator>LibreOffice/3.5$Linux_X86_64 LibreOffice_project/350m1$Build-2</meta:generator>
    <meta:document-statistic meta:object-count="16"/>
  </office:meta>
</office:document-meta>
</file>